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Shabnam" svg:font-family="Shabnam" style:font-pitch="variable"/>
    <style:font-face style:name="IPAMincho" svg:font-family="IPAMincho" style:font-family-generic="roman" style:font-pitch="variable"/>
    <style:font-face style:name="IPAGothic" svg:font-family="IPAGothic" style:font-family-generic="swiss" style:font-pitch="variable"/>
    <style:font-face style:name="FreeSans" svg:font-family="FreeSans" style:font-family-generic="system" style:font-pitch="variable"/>
    <style:font-face style:name="IPAGothic1" svg:font-family="IPAGothic"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Shabnam" style:font-name-complex="Shabnam"/>
    </style:style>
    <style:style style:name="P2" style:family="paragraph" style:parent-style-name="Standard">
      <style:paragraph-properties fo:text-align="end" style:justify-single-word="false" style:writing-mode="rl-tb"/>
      <style:text-properties style:font-name="Shabnam" style:font-name-complex="Shabnam"/>
    </style:style>
    <style:style style:name="P3" style:family="paragraph" style:parent-style-name="Standard">
      <style:paragraph-properties fo:text-align="end" style:justify-single-word="false" style:writing-mode="rl-tb"/>
      <style:text-properties style:font-name="Shabnam" officeooo:rsid="00283d38" officeooo:paragraph-rsid="00283d38" style:font-name-complex="Shabnam"/>
    </style:style>
    <style:style style:name="P4" style:family="paragraph" style:parent-style-name="Standard">
      <style:paragraph-properties fo:text-align="end" style:justify-single-word="false" style:writing-mode="rl-tb"/>
      <style:text-properties style:font-name="Shabnam" officeooo:rsid="00293327" officeooo:paragraph-rsid="00293327" style:font-name-complex="Shabnam"/>
    </style:style>
    <style:style style:name="P5" style:family="paragraph" style:parent-style-name="Standard">
      <style:paragraph-properties fo:text-align="end" style:justify-single-word="false" style:writing-mode="rl-tb"/>
      <style:text-properties style:font-name="Shabnam" officeooo:rsid="002bc9f9" officeooo:paragraph-rsid="002bc9f9" style:font-name-complex="Shabnam"/>
    </style:style>
    <style:style style:name="T1" style:family="text">
      <style:text-properties officeooo:rsid="001a59c4"/>
    </style:style>
    <style:style style:name="T2" style:family="text">
      <style:text-properties officeooo:rsid="001f60e0"/>
    </style:style>
    <style:style style:name="T3" style:family="text">
      <style:text-properties officeooo:rsid="002394f2"/>
    </style:style>
    <style:style style:name="T4" style:family="text">
      <style:text-properties officeooo:rsid="002a81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رقابتی که من از سایت <text:span text:style-name="T1">Kaggle انتخاب کردم، چالشیه به اسم نرمال‌سازی متن. توی Kaggle، دو تا چالش به این اسم هست، یکی برای زبان انگلیسی و یکی هم برای زبان روسی، که من انگلیسی رو انتخاب کردم.</text:span></text:p>
      <text:p text:style-name="P1"/>
      <text:p text:style-name="P1">یادگیری یه زبان جدید، کار ساده‌ای نیست. و اگه بخواین توی یه زبان در حد <text:span text:style-name="T2">native صحبت کنین، علاوه بر گرامر و معنی کلمات، باید نوشتار محاوره‌ای اون زبان رو هم یاد بگیرین. این کار برای ماشین‌ها سخت‌تر هم هست. نرمال‌سازی متن رو می‌تونیم به صورت پروسه‌ای تعریف کنیم که متن رو از یک ساختار از پیش تعریف شده، به یک ساختار استاندارد تبدیل می‌کنه. از کاربردهاش می‌شه به عقیده‌کاوی یا استخراج احساسات از متن، تبدیل متن به گفتار یا حتی تبدیل گفتار به متن اشاره کرد. در واقع توی هر برنامه‌ای که نیاز به متن‌کاوی هست، باید از نرمال‌سازی متن استفاده کرد. توی قسمت توضیحات رقابت، یک مثال آورده‌شده که می‌بینیم. ما یک فرم استاندارد رو قرارداد می‌کنیم، بعد اگه متن با اون فرم مغایرت داشت، بهش تبدیل می‌کنیم.</text:span></text:p>
      <text:p text:style-name="P1"/>
      <text:p text:style-name="P1">سایت <text:span text:style-name="T3">Kaggle، دو نوع داده برای این رقابت در اختیارمون قرار می‌ده، یکی داده‌های آموزشی، یکی هم داده‌های آزمایشی. حالا می‌خوایم با استفاده از کتاب‌خونه‌ی Pandas توی پایتون، یه مقدار با این داده آشنا بشیم. اول کتاب‌خونه رو import می‌کنیم، بعد با کمک متد read_csv فایل‌مون رو توی یک متغیر با اسم دلخواه قرار می‌دیم. توی Pandas نوع این متغیر DataFrame هست؛ یک فریم از داده‌ها. حالا اگه شکل و شمایلش رو نگاه کنیم، می‌بینم تقریباً ۱۰ میلیون ردیف داره و ۵ تا ستون. با متد head هم می‌تونیم ۵ داده‌ی اولش رو ببینیم. که ستون‌هاش هم مشخصه؛ sentence_id، آیدی هر جمله توی دیتامون هست. token_id، آیدی هر کلمه توی هر جمله هست. ستون کلاس، میاد و نوع هر کلمه رو مشخص می‌کنه و تعداد معینی کلاس داریم. از همینجا می‌تونیم بفهمم که مسئله‌امون از نوع classification هست. before و after هم مشخصه؛ before داده خام‌مون هست، after هم نتیجه‌ی تبدیل‌مون.</text:span></text:p>
      <text:p text:style-name="P1"/>
      <text:p text:style-name="P3">همین کارها رو می‌تونیم برای داده‌های آزمایشی انجام بدیم، که می‌بینم تقریباً یک میلیون رکورد داریم، با ۳ ستون. اینجا دیگه ستون‌های class و after نیست. این‌ها رو باید خودمون به دست بیاریم. البته توی ارزیابی، حالا می‌بینیم، ستون class رو از ما نمی‌خوان، ولی منطقیه اگه بخوایم مسئله رو درست حل کنیم، نیاز داریم خودمون سعی کنیم مقادیر این ستون رو با دقت هر چه بیشتر به دست بیاریم.</text:p>
      <text:p text:style-name="P3"/>
      <text:p text:style-name="P4">ارزیابی رو با یه مثال واقعی می‌گم، اگه این کد رو روی دیتاهای آموزشی اجرا کنید، میاد و اون رکوردهایی که آیدی جمله‌اشون برابر با ۴۴ هست رو نشون می‌ده؛ یعنی در واقع، ۴۴امین جمله‌ی دیتای آموزشی رو نشون می‌ده. که یه همچین جمله‌ای هست. البته ادامه داره، ولی من فقط همین قسمتش رو آوردم. فایلی که سابمیت می‌کنید برای این رقابت،‌ باید همچین فرمتی داشته‌باشه؛ آیدی جمله، آندرلاین، آیدی کلمه توی اون جلمه، یک کاما، و نتیجه‌ی استانداردشده مربوط به اون کلمه داخل double quotation. <text:span text:style-name="T4">حالا ارزیابی به این صورته که این فایل رو بررسی می‌کنن و هر خط که اشتباه باشه رو یک خطا در نظر می‌گیرن و یک درصد به دست میارن.</text:span></text:p>
      <text:p text:style-name="P4"/>
      <text:p text:style-name="P5">جایزه‌ای که برای این رقابت گذاشته‌بودن هم ۲۵ هزار دلار بود.</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Shabnam" svg:font-family="Shabnam" style:font-pitch="variable"/>
    <style:font-face style:name="IPAMincho" svg:font-family="IPAMincho" style:font-family-generic="roman" style:font-pitch="variable"/>
    <style:font-face style:name="IPAGothic" svg:font-family="IPAGothic" style:font-family-generic="swiss" style:font-pitch="variable"/>
    <style:font-face style:name="FreeSans" svg:font-family="FreeSans" style:font-family-generic="system" style:font-pitch="variable"/>
    <style:font-face style:name="IPAGothic1" svg:font-family="IPA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IPAMincho" fo:font-size="12pt" fo:language="en" fo:country="US" style:letter-kerning="true" style:font-name-asian="IPAGothic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IPAMincho" fo:font-size="12pt" fo:language="en" fo:country="US" style:letter-kerning="true" style:font-name-asian="IPAGothic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IPAGothic" fo:font-family="IPAGothic" style:font-family-generic="swiss" style:font-pitch="variable" fo:font-size="14pt" style:font-name-asian="IPAGothic1" style:font-family-asian="IPA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4T09:52:59.750597109</meta:creation-date>
    <dc:date>2019-10-06T21:12:51.632522994</dc:date>
    <meta:editing-duration>PT2H25M6S</meta:editing-duration>
    <meta:editing-cycles>15</meta:editing-cycles>
    <meta:generator>LibreOffice/6.3.1.2$Linux_X86_64 LibreOffice_project/30$Build-2</meta:generator>
    <meta:document-statistic meta:table-count="0" meta:image-count="0" meta:object-count="0" meta:page-count="1" meta:paragraph-count="6" meta:word-count="515" meta:character-count="2663" meta:non-whitespace-character-count="2154"/>
  </office:meta>
</office:document-meta>
</file>